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2" table:default-cell-style-name="ce12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1" table:default-cell-style-name="ce12"/>
        <table:table-column table:style-name="co5" table:default-cell-style-name="ce15"/>
        <table:table-column table:style-name="co1" table:default-cell-style-name="ce9"/>
        <table:table-column table:style-name="co6" table:default-cell-style-name="ce19"/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_1/2</text:p>
          </table:table-cell>
          <table:table-cell table:style-name="ce4" office:value-type="string" calcext:value-type="string">
            <text:p>T_1/2 (s)</text:p>
          </table:table-cell>
          <table:table-cell table:style-name="ce4" office:value-type="string" calcext:value-type="string">
            <text:p>A0 (Bq)</text:p>
          </table:table-cell>
          <table:table-cell table:style-name="ce4" office:value-type="string" calcext:value-type="string">
            <text:p>Date_A0</text:p>
          </table:table-cell>
          <table:table-cell table:style-name="ce4" office:value-type="string" calcext:value-type="string">
            <text:p>Date_t</text:p>
          </table:table-cell>
          <table:table-cell table:style-name="ce4" office:value-type="string" calcext:value-type="string">
            <text:p>t (horas)</text:p>
          </table:table-cell>
          <table:table-cell table:style-name="ce4" office:value-type="string" calcext:value-type="string">
            <text:p>t (s)</text:p>
          </table:table-cell>
          <table:table-cell table:style-name="ce4" office:value-type="string" calcext:value-type="string">
            <text:p>A_t</text:p>
          </table:table-cell>
          <table:table-cell table:style-name="ce4" office:value-type="string" calcext:value-type="string">
            <text:p>t_med (s)</text:p>
          </table:table-cell>
          <table:table-cell table:style-name="ce17"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37Cs</text:p>
          </table:table-cell>
          <table:table-cell table:style-name="ce8" office:value-type="string" calcext:value-type="string">
            <text:p>30,08 anos</text:p>
          </table:table-cell>
          <table:table-cell table:style-name="ce11" table:formula="of:=30.08*365.25*24*3600" office:value-type="float" office:value="949252608" calcext:value-type="float">
            <text:p>9,4925E+08</text:p>
          </table:table-cell>
          <table:table-cell table:style-name="ce8" office:value-type="float" office:value="4360" calcext:value-type="float">
            <text:p>4360</text:p>
          </table:table-cell>
          <table:table-cell table:style-name="ce8" office:value-type="string" calcext:value-type="string">
            <text:p>20/06/2020</text:p>
          </table:table-cell>
          <table:table-cell table:style-name="ce8" office:value-type="string" calcext:value-type="string">
            <text:p>17/07/2024 @ 11h10</text:p>
          </table:table-cell>
          <table:table-cell table:style-name="ce8" table:formula="of:=(365+366+27)*24-2+0.2" office:value-type="float" office:value="18190.2" calcext:value-type="float">
            <text:p>18190,2</text:p>
          </table:table-cell>
          <table:table-cell table:style-name="ce11" table:formula="of:=[.H3]*3600" office:value-type="float" office:value="65484720" calcext:value-type="float">
            <text:p>6,5485E+07</text:p>
          </table:table-cell>
          <table:table-cell table:style-name="ce14" table:formula="of:=[.E3]*EXP(-LN(2)*[.I3]/[.D3])" office:value-type="float" office:value="4156.42326740597" calcext:value-type="float">
            <text:p>4156,42</text:p>
          </table:table-cell>
          <table:table-cell table:style-name="ce8" office:value-type="float" office:value="900" calcext:value-type="float">
            <text:p>900</text:p>
          </table:table-cell>
          <table:table-cell table:style-name="ce18" table:formula="of:=[.J3]*[.K3]" office:value-type="float" office:value="3740780.94066538" calcext:value-type="float">
            <text:p>3740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1h37</text:p>
          </table:table-cell>
          <table:table-cell table:formula="of:=(365+366+27)*24-2+0.6" office:value-type="float" office:value="18190.6" calcext:value-type="float">
            <text:p>18190,6</text:p>
          </table:table-cell>
          <table:table-cell table:formula="of:=[.H4]*3600" office:value-type="float" office:value="65486160" calcext:value-type="float">
            <text:p>6,5486E+07</text:p>
          </table:table-cell>
          <table:table-cell table:formula="of:=[.E4]*EXP(-LN(2)*[.I4]/[.D4])" office:value-type="float" office:value="4156.41889696063" calcext:value-type="float">
            <text:p>4156,42</text:p>
          </table:table-cell>
          <table:table-cell office:value-type="float" office:value="900" calcext:value-type="float">
            <text:p>900</text:p>
          </table:table-cell>
          <table:table-cell table:formula="of:=[.J4]*[.K4]" office:value-type="float" office:value="3740777.00726457" calcext:value-type="float">
            <text:p>3740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1h55</text:p>
          </table:table-cell>
          <table:table-cell table:formula="of:=(365+366+19)*24-1" office:value-type="float" office:value="17999" calcext:value-type="float">
            <text:p>17999</text:p>
          </table:table-cell>
          <table:table-cell table:formula="of:=[.H5]*3600" office:value-type="float" office:value="64796400" calcext:value-type="float">
            <text:p>6,4796E+07</text:p>
          </table:table-cell>
          <table:table-cell table:formula="of:=[.E5]*EXP(-LN(2)*[.I5]/[.D5])" office:value-type="float" office:value="3645.25267975797" calcext:value-type="float">
            <text:p>3645,25</text:p>
          </table:table-cell>
          <table:table-cell office:value-type="float" office:value="900" calcext:value-type="float">
            <text:p>900</text:p>
          </table:table-cell>
          <table:table-cell table:formula="of:=[.J5]*[.K5]" office:value-type="float" office:value="3280727.41178217" calcext:value-type="float">
            <text:p>3280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2h16</text:p>
          </table:table-cell>
          <table:table-cell table:formula="of:=(365+366+17)*24+0.25" office:value-type="float" office:value="17952.25" calcext:value-type="float">
            <text:p>17952,25</text:p>
          </table:table-cell>
          <table:table-cell table:formula="of:=[.H6]*3600" office:value-type="float" office:value="64628100" calcext:value-type="float">
            <text:p>6,4628E+07</text:p>
          </table:table-cell>
          <table:table-cell table:formula="of:=[.E6]*EXP(-LN(2)*[.I6]/[.D6])" office:value-type="float" office:value="3687.03183084608" calcext:value-type="float">
            <text:p>3687,03</text:p>
          </table:table-cell>
          <table:table-cell office:value-type="float" office:value="900" calcext:value-type="float">
            <text:p>900</text:p>
          </table:table-cell>
          <table:table-cell table:formula="of:=[.J6]*[.K6]" office:value-type="float" office:value="3318328.64776148" calcext:value-type="float">
            <text:p>3318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Co</text:p>
          </table:table-cell>
          <table:table-cell office:value-type="string" calcext:value-type="string">
            <text:p>1925,28 dias</text:p>
          </table:table-cell>
          <table:table-cell table:formula="of:=1925.28*24*3600" office:value-type="float" office:value="166344192" calcext:value-type="float">
            <text:p>1,6634E+08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29/06/2022 @ 13h</text:p>
          </table:table-cell>
          <table:table-cell office:value-type="string" calcext:value-type="string">
            <text:p>17/07/2024 @ 12h33</text:p>
          </table:table-cell>
          <table:table-cell office:value-type="float" office:value="18000.5" calcext:value-type="float">
            <text:p>18000,5</text:p>
          </table:table-cell>
          <table:table-cell table:formula="of:=[.H7]*3600" office:value-type="float" office:value="64801800" calcext:value-type="float">
            <text:p>6,4802E+07</text:p>
          </table:table-cell>
          <table:table-cell table:formula="of:=[.E7]*EXP(-LN(2)*[.I7]/[.D7])" office:value-type="float" office:value="3046.56966553337" calcext:value-type="float">
            <text:p>3046,57</text:p>
          </table:table-cell>
          <table:table-cell office:value-type="float" office:value="900" calcext:value-type="float">
            <text:p>900</text:p>
          </table:table-cell>
          <table:table-cell table:formula="of:=[.J7]*[.K7]" office:value-type="float" office:value="2741912.69898003" calcext:value-type="float">
            <text:p>27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2h56</text:p>
          </table:table-cell>
          <table:table-cell table:formula="of:=(365+366+27)*24" office:value-type="float" office:value="18192" calcext:value-type="float">
            <text:p>18192</text:p>
          </table:table-cell>
          <table:table-cell table:formula="of:=[.H8]*3600" office:value-type="float" office:value="65491200" calcext:value-type="float">
            <text:p>6,5491E+07</text:p>
          </table:table-cell>
          <table:table-cell table:formula="of:=[.E8]*EXP(-LN(2)*[.I8]/[.D8])" office:value-type="float" office:value="4156.40360043813" calcext:value-type="float">
            <text:p>4156,40</text:p>
          </table:table-cell>
          <table:table-cell office:value-type="float" office:value="900" calcext:value-type="float">
            <text:p>900</text:p>
          </table:table-cell>
          <table:table-cell table:formula="of:=[.J8]*[.K8]" office:value-type="float" office:value="3740763.24039432" calcext:value-type="float">
            <text:p>3740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3h13</text:p>
          </table:table-cell>
          <table:table-cell table:formula="of:=(365+366+19)*24+0.3" office:value-type="float" office:value="18000.3" calcext:value-type="float">
            <text:p>18000,3</text:p>
          </table:table-cell>
          <table:table-cell table:formula="of:=[.H9]*3600" office:value-type="float" office:value="64801080" calcext:value-type="float">
            <text:p>6,4801E+07</text:p>
          </table:table-cell>
          <table:table-cell table:formula="of:=[.E9]*EXP(-LN(2)*[.I9]/[.D9])" office:value-type="float" office:value="3645.22495849455" calcext:value-type="float">
            <text:p>3645,22</text:p>
          </table:table-cell>
          <table:table-cell office:value-type="float" office:value="900" calcext:value-type="float">
            <text:p>900</text:p>
          </table:table-cell>
          <table:table-cell table:formula="of:=[.J9]*[.K9]" office:value-type="float" office:value="3280702.46264509" calcext:value-type="float">
            <text:p>3280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3h43</text:p>
          </table:table-cell>
          <table:table-cell table:formula="of:=(365+366+17)*24+0.75" office:value-type="float" office:value="17952.75" calcext:value-type="float">
            <text:p>17952,75</text:p>
          </table:table-cell>
          <table:table-cell table:formula="of:=[.H10]*3600" office:value-type="float" office:value="64629900" calcext:value-type="float">
            <text:p>6,4630E+07</text:p>
          </table:table-cell>
          <table:table-cell table:formula="of:=[.E10]*EXP(-LN(2)*[.I10]/[.D10])" office:value-type="float" office:value="3687.01801503299" calcext:value-type="float">
            <text:p>3687,02</text:p>
          </table:table-cell>
          <table:table-cell office:value-type="float" office:value="900" calcext:value-type="float">
            <text:p>900</text:p>
          </table:table-cell>
          <table:table-cell table:formula="of:=[.J10]*[.K10]" office:value-type="float" office:value="3318316.21352969" calcext:value-type="float">
            <text:p>3318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4h02</text:p>
          </table:table-cell>
          <table:table-cell table:formula="of:=(365+366+17)*24+1" office:value-type="float" office:value="17953" calcext:value-type="float">
            <text:p>17953</text:p>
          </table:table-cell>
          <table:table-cell table:formula="of:=[.H11]*3600" office:value-type="float" office:value="64630800" calcext:value-type="float">
            <text:p>6,4631E+07</text:p>
          </table:table-cell>
          <table:table-cell table:formula="of:=[.E11]*EXP(-LN(2)*[.I11]/[.D11])" office:value-type="float" office:value="3687.01110714586" calcext:value-type="float">
            <text:p>3687,01</text:p>
          </table:table-cell>
          <table:table-cell office:value-type="float" office:value="900" calcext:value-type="float">
            <text:p>900</text:p>
          </table:table-cell>
          <table:table-cell table:formula="of:=[.J11]*[.K11]" office:value-type="float" office:value="3318309.99643127" calcext:value-type="float">
            <text:p>331831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52Eu</text:p>
          </table:table-cell>
          <table:table-cell table:style-name="ce10" office:value-type="string" calcext:value-type="string">
            <text:p>13,517 anos</text:p>
          </table:table-cell>
          <table:table-cell table:style-name="ce13" table:formula="of:=13.517*365.25*24*3600" office:value-type="float" office:value="426564079.2" calcext:value-type="float">
            <text:p>4,2656E+08</text:p>
          </table:table-cell>
          <table:table-cell table:style-name="ce10" office:value-type="float" office:value="4050" calcext:value-type="float">
            <text:p>4050</text:p>
          </table:table-cell>
          <table:table-cell table:style-name="ce10" office:value-type="string" calcext:value-type="string">
            <text:p>28/06/2022</text:p>
          </table:table-cell>
          <table:table-cell table:style-name="ce10" office:value-type="string" calcext:value-type="string">
            <text:p>17/07/2024 @ 14h19</text:p>
          </table:table-cell>
          <table:table-cell table:style-name="ce10" table:formula="of:=(365+366+19)*24+1.3" office:value-type="float" office:value="18001.3" calcext:value-type="float">
            <text:p>18001,3</text:p>
          </table:table-cell>
          <table:table-cell table:style-name="ce13" table:formula="of:=[.H12]*3600" office:value-type="float" office:value="64804680" calcext:value-type="float">
            <text:p>6,4805E+07</text:p>
          </table:table-cell>
          <table:table-cell table:style-name="ce16" table:formula="of:=[.E12]*EXP(-LN(2)*[.I12]/[.D12])" office:value-type="float" office:value="3645.20363458921" calcext:value-type="float">
            <text:p>3645,20</text:p>
          </table:table-cell>
          <table:table-cell table:style-name="ce10" office:value-type="float" office:value="900" calcext:value-type="float">
            <text:p>900</text:p>
          </table:table-cell>
          <table:table-cell table:style-name="ce20" table:formula="of:=[.J12]*[.K12]" office:value-type="float" office:value="3280683.27113029" calcext:value-type="float">
            <text:p>3280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5:59:30.224716451</meta:creation-date>
    <dc:date>2024-10-29T16:51:43.719742178</dc:date>
    <meta:editing-duration>PT9M42S</meta:editing-duration>
    <meta:editing-cycles>1</meta:editing-cycles>
    <meta:document-statistic meta:table-count="1" meta:cell-count="132" meta:object-count="0"/>
    <meta:generator>LibreOffice/6.4.7.2$Linux_X86_64 LibreOffice_project/40$Build-2</meta:generator>
  </office:meta>
</office:document-meta>
</file>